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6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3cac7" fo:border="0.06pt solid #000000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row table:style-name="ro1">
          <table:table-cell office:value-type="string" calcext:value-type="string">
            <text:p>{'rouge-1': {'}}</text:p>
          </table:table-cell>
        </table:table-row>
        <table:table-row table:style-name="ro1">
          <table:table-cell office:value-type="string" calcext:value-type="string">
            <text:p>{'rouge-1': {'f':}}</text:p>
          </table:table-cell>
        </table:table-row>
        <table:table-row table:style-name="ro1">
          <table:table-cell office:value-type="string" calcext:value-type="string">
            <text:p>{'rouge-1': {'f':}}</text:p>
          </table:table-cell>
        </table:table-row>
        <table:table-row table:style-name="ro1">
          <table:table-cell office:value-type="string" calcext:value-type="string">
            <text:p>{'rouge-1': {'f': </text:p>
          </table:table-cell>
        </table:table-row>
        <table:table-row table:style-name="ro1">
          <table:table-cell office:value-type="string" calcext:value-type="string">
            <text:p>{'rouge-1': {'f': }}</text:p>
          </table:table-cell>
        </table:table-row>
        <table:table-row table:style-name="ro1">
          <table:table-cell office:value-type="string" calcext:value-type="string">
            <text:p>{'rouge-1': {'f': 0.11103302776367964, 'p': 1.0, 'r': 0.058779761904761904}, 'rouge-2': {'f': 0.10978184273443341, 'p': 1.0, 'r': 0.058078927773641105}, 'rouge-l': {'f': 0.16583747774945065, 'p': 1.0, 'r': 0.09041591320072333}}</text:p>
          </table:table-cell>
        </table:table-row>
        <table:table-row table:style-name="ro1">
          <table:table-cell office:value-type="string" calcext:value-type="string">
            <text:p>{'rouge-1': {'f': 0.05205811087311441, 'p': 1.0, 'r': 0.026724673710379118}, 'rouge-2': {'f': 0.050909090412958685, 'p': 1.0, 'r': 0.026119402985074626}, 'rouge-l': {'f': 0.10882352838274224, 'p': 1.0, 'r': 0.05754276827371695}}</text:p>
          </table:table-cell>
        </table:table-row>
        <table:table-row table:style-name="ro1">
          <table:table-cell office:value-type="string" calcext:value-type="string">
            <text:p>{'rouge-1': {'f': 0.25160461910984927, 'p': 1.0, 'r': 0.14390602055800295}, 'rouge-2': {'f': 0.24967824749316336, 'p': 1.0, 'r': 0.1426470588235294}, 'rouge-l': {'f': 0.3474178375049043, 'p': 1.0, 'r': 0.21022727272727273}}</text:p>
          </table:table-cell>
        </table:table-row>
        <table:table-row table:style-name="ro1">
          <table:table-cell office:value-type="string" calcext:value-type="string">
            <text:p>{'rouge-1': {'f': 0.3067484636606572, 'p': 1.0, 'r': 0.18115942028985507}, 'rouge-2': {'f': 0.3046153820331835, 'p': 1.0, 'r': 0.17967332123411978}, 'rouge-l': {'f': 0.4395604361309021, 'p': 1.0, 'r': 0.28169014084507044}}</text:p>
          </table:table-cell>
        </table:table-row>
        <table:table-row table:style-name="ro1">
          <table:table-cell office:value-type="string" calcext:value-type="string">
            <text:p>{'rouge-1': {'f': 0.11782032289709594, 'p': 1.0, 'r': 0.06259780907668232}, 'rouge-2': {'f': 0.11504424669030248, 'p': 0.9873417721518988, 'r': 0.06108065779169929}, 'rouge-l': {'f': 0.19934640343398907, 'p': 1.0, 'r': 0.11070780399274047}}</text:p>
          </table:table-cell>
        </table:table-row>
      </table:table>
      <table:table table:name="Sheet2" table:style-name="ta1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Rouge1</text:p>
          </table:table-cell>
          <table:table-cell table:number-columns-repeated="2"/>
          <table:table-cell table:style-name="ce1" office:value-type="string" calcext:value-type="string">
            <text:p>Rouge-2</text:p>
          </table:table-cell>
          <table:table-cell table:number-columns-repeated="2"/>
          <table:table-cell table:style-name="ce1" office:value-type="string" calcext:value-type="string">
            <text:p>Rouge-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number-columns-repeated="2"/>
          <table:table-cell table:style-name="ce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nSim</text:p>
          </table:table-cell>
          <table:table-cell table:formula="of:=AVERAGE([.B58:.B67])" office:value-type="float" office:value="0.159686522603093" calcext:value-type="float">
            <text:p>0.159686522603093</text:p>
          </table:table-cell>
          <table:table-cell table:formula="of:=AVERAGE([.C58:.C67])" office:value-type="float" office:value="1" calcext:value-type="float">
            <text:p>1</text:p>
          </table:table-cell>
          <table:table-cell table:formula="of:=AVERAGE([.D58:.D67])" office:value-type="float" office:value="0.0885948312696545" calcext:value-type="float">
            <text:p>0.088594831269655</text:p>
          </table:table-cell>
          <table:table-cell table:formula="of:=AVERAGE([.F58:.F67])" office:value-type="float" office:value="0.156930281351944" calcext:value-type="float">
            <text:p>0.156930281351944</text:p>
          </table:table-cell>
          <table:table-cell table:formula="of:=AVERAGE([.G58:.G67])" office:value-type="float" office:value="0.992859644016095" calcext:value-type="float">
            <text:p>0.992859644016095</text:p>
          </table:table-cell>
          <table:table-cell table:formula="of:=AVERAGE([.H58:.H67])" office:value-type="float" office:value="0.0869916317767329" calcext:value-type="float">
            <text:p>0.086991631776733</text:p>
          </table:table-cell>
          <table:table-cell table:formula="of:=AVERAGE([.J58:.J67])" office:value-type="float" office:value="0.24241208023841" calcext:value-type="float">
            <text:p>0.24241208023841</text:p>
          </table:table-cell>
          <table:table-cell table:formula="of:=AVERAGE([.K58:.K67])" office:value-type="float" office:value="1" calcext:value-type="float">
            <text:p>1</text:p>
          </table:table-cell>
          <table:table-cell table:formula="of:=AVERAGE([.L58:.L67])" office:value-type="float" office:value="0.141321998377139" calcext:value-type="float">
            <text:p>0.1413219983771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rt</text:p>
          </table:table-cell>
          <table:table-cell table:formula="of:=AVERAGE([.B73:.B74])" office:value-type="float" office:value="0.228094530919316" calcext:value-type="float">
            <text:p>0.228094530919316</text:p>
          </table:table-cell>
          <table:table-cell table:formula="of:=AVERAGE([.C73:.C74])" office:value-type="float" office:value="0.982142857142857" calcext:value-type="float">
            <text:p>0.982142857142857</text:p>
          </table:table-cell>
          <table:table-cell table:formula="of:=AVERAGE([.D73:.D74])" office:value-type="float" office:value="0.136423444976077" calcext:value-type="float">
            <text:p>0.136423444976077</text:p>
          </table:table-cell>
          <table:table-cell table:formula="of:=AVERAGE([.F73:.F74])" office:value-type="float" office:value="0.221560450716756" calcext:value-type="float">
            <text:p>0.221560450716756</text:p>
          </table:table-cell>
          <table:table-cell table:formula="of:=AVERAGE([.G73:.G74])" office:value-type="float" office:value="0.968660968660969" calcext:value-type="float">
            <text:p>0.968660968660969</text:p>
          </table:table-cell>
          <table:table-cell table:formula="of:=AVERAGE([.H73:.H74])" office:value-type="float" office:value="0.131998188496956" calcext:value-type="float">
            <text:p>0.131998188496956</text:p>
          </table:table-cell>
          <table:table-cell table:formula="of:=AVERAGE([.J73:.J74])" office:value-type="float" office:value="0.261570574276273" calcext:value-type="float">
            <text:p>0.261570574276273</text:p>
          </table:table-cell>
          <table:table-cell table:formula="of:=AVERAGE([.K73:.K74])" office:value-type="float" office:value="0.975" calcext:value-type="float">
            <text:p>0.975</text:p>
          </table:table-cell>
          <table:table-cell table:formula="of:=AVERAGE([.L73:.L74])" office:value-type="float" office:value="0.157293897216274" calcext:value-type="float">
            <text:p>0.1572938972162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rt</text:p>
          </table:table-cell>
          <table:table-cell table:formula="of:=AVERAGE([.B78:.B79])" office:value-type="float" office:value="0.207420922723422" calcext:value-type="float">
            <text:p>0.207420922723422</text:p>
          </table:table-cell>
          <table:table-cell table:formula="of:=AVERAGE([.C78:.C79])" office:value-type="float" office:value="1" calcext:value-type="float">
            <text:p>1</text:p>
          </table:table-cell>
          <table:table-cell table:formula="of:=AVERAGE([.D78:.D79])" office:value-type="float" office:value="0.116287878787879" calcext:value-type="float">
            <text:p>0.116287878787879</text:p>
          </table:table-cell>
          <table:table-cell table:formula="of:=AVERAGE([.F78:.F79])" office:value-type="float" office:value="0.19763939583843" calcext:value-type="float">
            <text:p>0.19763939583843</text:p>
          </table:table-cell>
          <table:table-cell table:formula="of:=AVERAGE([.G78:.G79])" office:value-type="float" office:value="0.98" calcext:value-type="float">
            <text:p>0.98</text:p>
          </table:table-cell>
          <table:table-cell table:formula="of:=AVERAGE([.H78:.H79])" office:value-type="float" office:value="0.110340663211392" calcext:value-type="float">
            <text:p>0.110340663211392</text:p>
          </table:table-cell>
          <table:table-cell table:formula="of:=AVERAGE([.J78:.J79])" office:value-type="float" office:value="0.256987212430451" calcext:value-type="float">
            <text:p>0.256987212430451</text:p>
          </table:table-cell>
          <table:table-cell table:formula="of:=AVERAGE([.K78:.K79])" office:value-type="float" office:value="1" calcext:value-type="float">
            <text:p>1</text:p>
          </table:table-cell>
          <table:table-cell table:formula="of:=AVERAGE([.L78:.L79])" office:value-type="float" office:value="0.147631156316916" calcext:value-type="float">
            <text:p>0.1476311563169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lnet</text:p>
          </table:table-cell>
          <table:table-cell table:formula="of:=AVERAGE([.B84:.B85])" office:value-type="float" office:value="0.262729351246719" calcext:value-type="float">
            <text:p>0.262729351246719</text:p>
          </table:table-cell>
          <table:table-cell table:formula="of:=AVERAGE([.C84:.C85])" office:value-type="float" office:value="1" calcext:value-type="float">
            <text:p>1</text:p>
          </table:table-cell>
          <table:table-cell table:formula="of:=AVERAGE([.D84:.D85])" office:value-type="float" office:value="0.153807814992026" calcext:value-type="float">
            <text:p>0.153807814992026</text:p>
          </table:table-cell>
          <table:table-cell table:formula="of:=AVERAGE([.F84:.F85])" office:value-type="float" office:value="0.245899136818007" calcext:value-type="float">
            <text:p>0.245899136818007</text:p>
          </table:table-cell>
          <table:table-cell table:formula="of:=AVERAGE([.G84:.G85])" office:value-type="float" office:value="0.954776422764228" calcext:value-type="float">
            <text:p>0.954776422764228</text:p>
          </table:table-cell>
          <table:table-cell table:formula="of:=AVERAGE([.H84:.H85])" office:value-type="float" office:value="0.143345242288532" calcext:value-type="float">
            <text:p>0.143345242288532</text:p>
          </table:table-cell>
          <table:table-cell table:formula="of:=AVERAGE([.J84:.J85])" office:value-type="float" office:value="0.323889449445837" calcext:value-type="float">
            <text:p>0.323889449445837</text:p>
          </table:table-cell>
          <table:table-cell table:formula="of:=AVERAGE([.K84:.K85])" office:value-type="float" office:value="1" calcext:value-type="float">
            <text:p>1</text:p>
          </table:table-cell>
          <table:table-cell table:formula="of:=AVERAGE([.L84:.L85])" office:value-type="float" office:value="0.194767130620985" calcext:value-type="float">
            <text:p>0.1947671306209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PT2</text:p>
          </table:table-cell>
          <table:table-cell table:formula="of:=AVERAGE([.B90:.B91])" office:value-type="float" office:value="0.205406270725599" calcext:value-type="float">
            <text:p>0.205406270725599</text:p>
          </table:table-cell>
          <table:table-cell table:formula="of:=AVERAGE([.C90:.C91])" office:value-type="float" office:value="1" calcext:value-type="float">
            <text:p>1</text:p>
          </table:table-cell>
          <table:table-cell table:formula="of:=AVERAGE([.D90:.D91])" office:value-type="float" office:value="0.115091706539075" calcext:value-type="float">
            <text:p>0.115091706539075</text:p>
          </table:table-cell>
          <table:table-cell table:formula="of:=AVERAGE([.F90:.F91])" office:value-type="float" office:value="0.195611027747687" calcext:value-type="float">
            <text:p>0.195611027747687</text:p>
          </table:table-cell>
          <table:table-cell table:formula="of:=AVERAGE([.G90:.G91])" office:value-type="float" office:value="0.97945205479452" calcext:value-type="float">
            <text:p>0.97945205479452</text:p>
          </table:table-cell>
          <table:table-cell table:formula="of:=AVERAGE([.H90:.H91])" office:value-type="float" office:value="0.109143058420973" calcext:value-type="float">
            <text:p>0.109143058420973</text:p>
          </table:table-cell>
          <table:table-cell table:formula="of:=AVERAGE([.J90:.J91])" office:value-type="float" office:value="0.250261134527586" calcext:value-type="float">
            <text:p>0.250261134527586</text:p>
          </table:table-cell>
          <table:table-cell table:formula="of:=AVERAGE([.K90:.K91])" office:value-type="float" office:value="1" calcext:value-type="float">
            <text:p>1</text:p>
          </table:table-cell>
          <table:table-cell table:formula="of:=AVERAGE([.L90:.L91])" office:value-type="float" office:value="0.143348501070664" calcext:value-type="float">
            <text:p>0.1433485010706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5</text:p>
          </table:table-cell>
          <table:table-cell table:formula="of:=AVERAGE([.B95:.B96])" office:value-type="float" office:value="0.27100114855603" calcext:value-type="float">
            <text:p>0.27100114855603</text:p>
          </table:table-cell>
          <table:table-cell table:formula="of:=AVERAGE([.C95:.C96])" office:value-type="float" office:value="0.971690590111643" calcext:value-type="float">
            <text:p>0.971690590111643</text:p>
          </table:table-cell>
          <table:table-cell table:formula="of:=AVERAGE([.D95:.D96])" office:value-type="float" office:value="0.173305422647528" calcext:value-type="float">
            <text:p>0.173305422647528</text:p>
          </table:table-cell>
          <table:table-cell table:formula="of:=AVERAGE([.F95:.F96])" office:value-type="float" office:value="0.211782448372056" calcext:value-type="float">
            <text:p>0.211782448372056</text:p>
          </table:table-cell>
          <table:table-cell table:formula="of:=AVERAGE([.G95:.G96])" office:value-type="float" office:value="0.815878378378378" calcext:value-type="float">
            <text:p>0.815878378378378</text:p>
          </table:table-cell>
          <table:table-cell table:formula="of:=AVERAGE([.H95:.H96])" office:value-type="float" office:value="0.134413525889398" calcext:value-type="float">
            <text:p>0.134413525889398</text:p>
          </table:table-cell>
          <table:table-cell table:formula="of:=AVERAGE([.J95:.J96])" office:value-type="float" office:value="0.314346300301396" calcext:value-type="float">
            <text:p>0.314346300301396</text:p>
          </table:table-cell>
          <table:table-cell table:formula="of:=AVERAGE([.K95:.K96])" office:value-type="float" office:value="0.964102564102564" calcext:value-type="float">
            <text:p>0.964102564102564</text:p>
          </table:table-cell>
          <table:table-cell table:formula="of:=AVERAGE([.L95:.L96])" office:value-type="float" office:value="0.208016595289079" calcext:value-type="float">
            <text:p>0.2080165952890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F_IDF</text:p>
          </table:table-cell>
          <table:table-cell office:value-type="float" office:value="0.1614" calcext:value-type="float">
            <text:p>0.1614</text:p>
          </table:table-cell>
          <table:table-cell office:value-type="float" office:value="1" calcext:value-type="float">
            <text:p>1</text:p>
          </table:table-cell>
          <table:table-cell office:value-type="float" office:value="0.09192" calcext:value-type="float">
            <text:p>0.09192</text:p>
          </table:table-cell>
          <table:table-cell office:value-type="float" office:value="0.16122" calcext:value-type="float">
            <text:p>0.16122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08217" calcext:value-type="float">
            <text:p>0.08217</text:p>
          </table:table-cell>
          <table:table-cell office:value-type="float" office:value="0.2487" calcext:value-type="float">
            <text:p>0.2487</text:p>
          </table:table-cell>
          <table:table-cell office:value-type="float" office:value="1" calcext:value-type="float">
            <text:p>1</text:p>
          </table:table-cell>
          <table:table-cell office:value-type="float" office:value="0.12634" calcext:value-type="float">
            <text:p>0.12634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ln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5</text:p>
          </table:table-cell>
          <table:table-cell table:number-columns-repeated="1020"/>
        </table:table-row>
        <table:table-row table:style-name="ro1" table:number-rows-repeated="41">
          <table:table-cell table:number-columns-repeated="1024"/>
        </table:table-row>
        <table:table-row table:style-name="ro1">
          <table:table-cell/>
          <table:table-cell office:value-type="float" office:value="0.126666665480222" calcext:value-type="float">
            <text:p>0.126666665480222</text:p>
          </table:table-cell>
          <table:table-cell office:value-type="float" office:value="1" calcext:value-type="float">
            <text:p>1</text:p>
          </table:table-cell>
          <table:table-cell office:value-type="float" office:value="0.0676156583629893" calcext:value-type="float">
            <text:p>0.067615658362989</text:p>
          </table:table-cell>
          <table:table-cell/>
          <table:table-cell office:value-type="float" office:value="0.122494430901831" calcext:value-type="float">
            <text:p>0.122494430901831</text:p>
          </table:table-cell>
          <table:table-cell office:value-type="float" office:value="0.982142857142857" calcext:value-type="float">
            <text:p>0.982142857142857</text:p>
          </table:table-cell>
          <table:table-cell office:value-type="float" office:value="0.0653206650831354" calcext:value-type="float">
            <text:p>0.065320665083135</text:p>
          </table:table-cell>
          <table:table-cell/>
          <table:table-cell office:value-type="float" office:value="0.177263967555957" calcext:value-type="float">
            <text:p>0.177263967555957</text:p>
          </table:table-cell>
          <table:table-cell office:value-type="float" office:value="1" calcext:value-type="float">
            <text:p>1</text:p>
          </table:table-cell>
          <table:table-cell office:value-type="float" office:value="0.0972515856236787" calcext:value-type="float">
            <text:p>0.0972515856236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nSim</text:p>
          </table:table-cell>
          <table:table-cell office:value-type="float" office:value="0.177105829919251" calcext:value-type="float">
            <text:p>0.177105829919251</text:p>
          </table:table-cell>
          <table:table-cell office:value-type="float" office:value="1" calcext:value-type="float">
            <text:p>1</text:p>
          </table:table-cell>
          <table:table-cell office:value-type="float" office:value="0.0971563981042654" calcext:value-type="float">
            <text:p>0.097156398104265</text:p>
          </table:table-cell>
          <table:table-cell/>
          <table:table-cell office:value-type="float" office:value="0.17316017156062" calcext:value-type="float">
            <text:p>0.17316017156062</text:p>
          </table:table-cell>
          <table:table-cell office:value-type="float" office:value="0.987654320987654" calcext:value-type="float">
            <text:p>0.987654320987654</text:p>
          </table:table-cell>
          <table:table-cell office:value-type="float" office:value="0.0948991696322657" calcext:value-type="float">
            <text:p>0.094899169632266</text:p>
          </table:table-cell>
          <table:table-cell/>
          <table:table-cell office:value-type="float" office:value="0.251497003789308" calcext:value-type="float">
            <text:p>0.251497003789308</text:p>
          </table:table-cell>
          <table:table-cell office:value-type="float" office:value="1" calcext:value-type="float">
            <text:p>1</text:p>
          </table:table-cell>
          <table:table-cell office:value-type="float" office:value="0.143835616438356" calcext:value-type="float">
            <text:p>0.14383561643835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213776720180996" calcext:value-type="float">
            <text:p>0.213776720180996</text:p>
          </table:table-cell>
          <table:table-cell office:value-type="float" office:value="1" calcext:value-type="float">
            <text:p>1</text:p>
          </table:table-cell>
          <table:table-cell office:value-type="float" office:value="0.11968085106383" calcext:value-type="float">
            <text:p>0.11968085106383</text:p>
          </table:table-cell>
          <table:table-cell/>
          <table:table-cell office:value-type="float" office:value="0.21002386446876" calcext:value-type="float">
            <text:p>0.21002386446876</text:p>
          </table:table-cell>
          <table:table-cell office:value-type="float" office:value="1" calcext:value-type="float">
            <text:p>1</text:p>
          </table:table-cell>
          <table:table-cell office:value-type="float" office:value="0.117333333333333" calcext:value-type="float">
            <text:p>0.117333333333333</text:p>
          </table:table-cell>
          <table:table-cell/>
          <table:table-cell office:value-type="float" office:value="0.307116102269354" calcext:value-type="float">
            <text:p>0.307116102269354</text:p>
          </table:table-cell>
          <table:table-cell office:value-type="float" office:value="1" calcext:value-type="float">
            <text:p>1</text:p>
          </table:table-cell>
          <table:table-cell office:value-type="float" office:value="0.18141592920354" calcext:value-type="float">
            <text:p>0.181415929203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0874503114862787" calcext:value-type="float">
            <text:p>0.087450311486279</text:p>
          </table:table-cell>
          <table:table-cell office:value-type="float" office:value="1" calcext:value-type="float">
            <text:p>1</text:p>
          </table:table-cell>
          <table:table-cell office:value-type="float" office:value="0.0457244655581948" calcext:value-type="float">
            <text:p>0.045724465558195</text:p>
          </table:table-cell>
          <table:table-cell/>
          <table:table-cell office:value-type="float" office:value="0.0852757240168696" calcext:value-type="float">
            <text:p>0.08527572401687</text:p>
          </table:table-cell>
          <table:table-cell office:value-type="float" office:value="0.986842105263158" calcext:value-type="float">
            <text:p>0.986842105263158</text:p>
          </table:table-cell>
          <table:table-cell office:value-type="float" office:value="0.0445632798573975" calcext:value-type="float">
            <text:p>0.044563279857398</text:p>
          </table:table-cell>
          <table:table-cell/>
          <table:table-cell office:value-type="float" office:value="0.176718090955585" calcext:value-type="float">
            <text:p>0.176718090955585</text:p>
          </table:table-cell>
          <table:table-cell office:value-type="float" office:value="1" calcext:value-type="float">
            <text:p>1</text:p>
          </table:table-cell>
          <table:table-cell office:value-type="float" office:value="0.0969230769230769" calcext:value-type="float">
            <text:p>0.09692307692307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152601154659788" calcext:value-type="float">
            <text:p>0.152601154659788</text:p>
          </table:table-cell>
          <table:table-cell office:value-type="float" office:value="1" calcext:value-type="float">
            <text:p>1</text:p>
          </table:table-cell>
          <table:table-cell office:value-type="float" office:value="0.0826032540675845" calcext:value-type="float">
            <text:p>0.082603254067585</text:p>
          </table:table-cell>
          <table:table-cell/>
          <table:table-cell office:value-type="float" office:value="0.148319813207317" calcext:value-type="float">
            <text:p>0.148319813207317</text:p>
          </table:table-cell>
          <table:table-cell office:value-type="float" office:value="0.984615384615385" calcext:value-type="float">
            <text:p>0.984615384615385</text:p>
          </table:table-cell>
          <table:table-cell office:value-type="float" office:value="0.0802005012531328" calcext:value-type="float">
            <text:p>0.080200501253133</text:p>
          </table:table-cell>
          <table:table-cell/>
          <table:table-cell office:value-type="float" office:value="0.250539954611908" calcext:value-type="float">
            <text:p>0.250539954611908</text:p>
          </table:table-cell>
          <table:table-cell office:value-type="float" office:value="1" calcext:value-type="float">
            <text:p>1</text:p>
          </table:table-cell>
          <table:table-cell office:value-type="float" office:value="0.14320987654321" calcext:value-type="float">
            <text:p>0.1432098765432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11103302776368" calcext:value-type="float">
            <text:p>0.11103302776368</text:p>
          </table:table-cell>
          <table:table-cell office:value-type="float" office:value="1" calcext:value-type="float">
            <text:p>1</text:p>
          </table:table-cell>
          <table:table-cell office:value-type="float" office:value="0.0587797619047619" calcext:value-type="float">
            <text:p>0.058779761904762</text:p>
          </table:table-cell>
          <table:table-cell/>
          <table:table-cell office:value-type="float" office:value="0.109781842734433" calcext:value-type="float">
            <text:p>0.109781842734433</text:p>
          </table:table-cell>
          <table:table-cell office:value-type="float" office:value="1" calcext:value-type="float">
            <text:p>1</text:p>
          </table:table-cell>
          <table:table-cell office:value-type="float" office:value="0.0580789277736411" calcext:value-type="float">
            <text:p>0.058078927773641</text:p>
          </table:table-cell>
          <table:table-cell/>
          <table:table-cell office:value-type="float" office:value="0.165837477749451" calcext:value-type="float">
            <text:p>0.165837477749451</text:p>
          </table:table-cell>
          <table:table-cell office:value-type="float" office:value="1" calcext:value-type="float">
            <text:p>1</text:p>
          </table:table-cell>
          <table:table-cell office:value-type="float" office:value="0.0904159132007233" calcext:value-type="float">
            <text:p>0.09041591320072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0520581108731144" calcext:value-type="float">
            <text:p>0.052058110873115</text:p>
          </table:table-cell>
          <table:table-cell office:value-type="float" office:value="1" calcext:value-type="float">
            <text:p>1</text:p>
          </table:table-cell>
          <table:table-cell office:value-type="float" office:value="0.0267246737103791" calcext:value-type="float">
            <text:p>0.026724673710379</text:p>
          </table:table-cell>
          <table:table-cell/>
          <table:table-cell office:value-type="float" office:value="0.0509090904129587" calcext:value-type="float">
            <text:p>0.050909090412959</text:p>
          </table:table-cell>
          <table:table-cell office:value-type="float" office:value="1" calcext:value-type="float">
            <text:p>1</text:p>
          </table:table-cell>
          <table:table-cell office:value-type="float" office:value="0.0261194029850746" calcext:value-type="float">
            <text:p>0.026119402985075</text:p>
          </table:table-cell>
          <table:table-cell/>
          <table:table-cell office:value-type="float" office:value="0.108823528382742" calcext:value-type="float">
            <text:p>0.108823528382742</text:p>
          </table:table-cell>
          <table:table-cell office:value-type="float" office:value="1" calcext:value-type="float">
            <text:p>1</text:p>
          </table:table-cell>
          <table:table-cell office:value-type="float" office:value="0.057542768273717" calcext:value-type="float">
            <text:p>0.05754276827371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251604619109849" calcext:value-type="float">
            <text:p>0.251604619109849</text:p>
          </table:table-cell>
          <table:table-cell office:value-type="float" office:value="1" calcext:value-type="float">
            <text:p>1</text:p>
          </table:table-cell>
          <table:table-cell office:value-type="float" office:value="0.143906020558003" calcext:value-type="float">
            <text:p>0.143906020558003</text:p>
          </table:table-cell>
          <table:table-cell/>
          <table:table-cell office:value-type="float" office:value="0.249678247493163" calcext:value-type="float">
            <text:p>0.249678247493163</text:p>
          </table:table-cell>
          <table:table-cell office:value-type="float" office:value="1" calcext:value-type="float">
            <text:p>1</text:p>
          </table:table-cell>
          <table:table-cell office:value-type="float" office:value="0.142647058823529" calcext:value-type="float">
            <text:p>0.142647058823529</text:p>
          </table:table-cell>
          <table:table-cell/>
          <table:table-cell office:value-type="float" office:value="0.347417837504904" calcext:value-type="float">
            <text:p>0.347417837504904</text:p>
          </table:table-cell>
          <table:table-cell office:value-type="float" office:value="1" calcext:value-type="float">
            <text:p>1</text:p>
          </table:table-cell>
          <table:table-cell office:value-type="float" office:value="0.210227272727273" calcext:value-type="float">
            <text:p>0.21022727272727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306748463660657" calcext:value-type="float">
            <text:p>0.306748463660657</text:p>
          </table:table-cell>
          <table:table-cell office:value-type="float" office:value="1" calcext:value-type="float">
            <text:p>1</text:p>
          </table:table-cell>
          <table:table-cell office:value-type="float" office:value="0.181159420289855" calcext:value-type="float">
            <text:p>0.181159420289855</text:p>
          </table:table-cell>
          <table:table-cell/>
          <table:table-cell office:value-type="float" office:value="0.304615382033183" calcext:value-type="float">
            <text:p>0.304615382033183</text:p>
          </table:table-cell>
          <table:table-cell office:value-type="float" office:value="1" calcext:value-type="float">
            <text:p>1</text:p>
          </table:table-cell>
          <table:table-cell office:value-type="float" office:value="0.17967332123412" calcext:value-type="float">
            <text:p>0.17967332123412</text:p>
          </table:table-cell>
          <table:table-cell/>
          <table:table-cell office:value-type="float" office:value="0.439560436130902" calcext:value-type="float">
            <text:p>0.439560436130902</text:p>
          </table:table-cell>
          <table:table-cell office:value-type="float" office:value="1" calcext:value-type="float">
            <text:p>1</text:p>
          </table:table-cell>
          <table:table-cell office:value-type="float" office:value="0.28169014084507" calcext:value-type="float">
            <text:p>0.2816901408450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117820322897096" calcext:value-type="float">
            <text:p>0.117820322897096</text:p>
          </table:table-cell>
          <table:table-cell office:value-type="float" office:value="1" calcext:value-type="float">
            <text:p>1</text:p>
          </table:table-cell>
          <table:table-cell office:value-type="float" office:value="0.0625978090766823" calcext:value-type="float">
            <text:p>0.062597809076682</text:p>
          </table:table-cell>
          <table:table-cell/>
          <table:table-cell office:value-type="float" office:value="0.115044246690302" calcext:value-type="float">
            <text:p>0.115044246690302</text:p>
          </table:table-cell>
          <table:table-cell office:value-type="float" office:value="0.987341772151899" calcext:value-type="float">
            <text:p>0.987341772151899</text:p>
          </table:table-cell>
          <table:table-cell office:value-type="float" office:value="0.0610806577916993" calcext:value-type="float">
            <text:p>0.061080657791699</text:p>
          </table:table-cell>
          <table:table-cell/>
          <table:table-cell office:value-type="float" office:value="0.199346403433989" calcext:value-type="float">
            <text:p>0.199346403433989</text:p>
          </table:table-cell>
          <table:table-cell office:value-type="float" office:value="1" calcext:value-type="float">
            <text:p>1</text:p>
          </table:table-cell>
          <table:table-cell office:value-type="float" office:value="0.110707803992741" calcext:value-type="float">
            <text:p>0.1107078039927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rt_Ext 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0913242000417006" calcext:value-type="float">
            <text:p>0.091324200041701</text:p>
          </table:table-cell>
          <table:table-cell office:value-type="float" office:value="1" calcext:value-type="float">
            <text:p>1</text:p>
          </table:table-cell>
          <table:table-cell office:value-type="float" office:value="0.0478468899521531" calcext:value-type="float">
            <text:p>0.047846889952153</text:p>
          </table:table-cell>
          <table:table-cell/>
          <table:table-cell office:value-type="float" office:value="0.0869565208865052" calcext:value-type="float">
            <text:p>0.086956520886505</text:p>
          </table:table-cell>
          <table:table-cell office:value-type="float" office:value="0.974358974358974" calcext:value-type="float">
            <text:p>0.974358974358974</text:p>
          </table:table-cell>
          <table:table-cell office:value-type="float" office:value="0.0455089820359282" calcext:value-type="float">
            <text:p>0.045508982035928</text:p>
          </table:table-cell>
          <table:table-cell/>
          <table:table-cell office:value-type="float" office:value="0.143141151752546" calcext:value-type="float">
            <text:p>0.143141151752546</text:p>
          </table:table-cell>
          <table:table-cell office:value-type="float" office:value="1" calcext:value-type="float">
            <text:p>1</text:p>
          </table:table-cell>
          <table:table-cell office:value-type="float" office:value="0.0770877944325482" calcext:value-type="float">
            <text:p>0.07708779443254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364864861796932" calcext:value-type="float">
            <text:p>0.364864861796932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float" office:value="0.356164380547007" calcext:value-type="float">
            <text:p>0.356164380547007</text:p>
          </table:table-cell>
          <table:table-cell office:value-type="float" office:value="0.962962962962963" calcext:value-type="float">
            <text:p>0.962962962962963</text:p>
          </table:table-cell>
          <table:table-cell office:value-type="float" office:value="0.218487394957983" calcext:value-type="float">
            <text:p>0.218487394957983</text:p>
          </table:table-cell>
          <table:table-cell/>
          <table:table-cell office:value-type="float" office:value="0.3799999968" calcext:value-type="float">
            <text:p>0.3799999968</text:p>
          </table:table-cell>
          <table:table-cell office:value-type="float" office:value="0.95" calcext:value-type="float">
            <text:p>0.95</text:p>
          </table:table-cell>
          <table:table-cell office:value-type="float" office:value="0.2375" calcext:value-type="float">
            <text:p>0.23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rt_Ext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166666665138889" calcext:value-type="float">
            <text:p>0.166666665138889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.090909090909091</text:p>
          </table:table-cell>
          <table:table-cell/>
          <table:table-cell office:value-type="float" office:value="0.15824175672926" calcext:value-type="float">
            <text:p>0.15824175672926</text:p>
          </table:table-cell>
          <table:table-cell office:value-type="float" office:value="0.96" calcext:value-type="float">
            <text:p>0.96</text:p>
          </table:table-cell>
          <table:table-cell office:value-type="float" office:value="0.0862275449101796" calcext:value-type="float">
            <text:p>0.08622754491018</text:p>
          </table:table-cell>
          <table:table-cell/>
          <table:table-cell office:value-type="float" office:value="0.234404534792686" calcext:value-type="float">
            <text:p>0.234404534792686</text:p>
          </table:table-cell>
          <table:table-cell office:value-type="float" office:value="1" calcext:value-type="float">
            <text:p>1</text:p>
          </table:table-cell>
          <table:table-cell office:value-type="float" office:value="0.132762312633833" calcext:value-type="float">
            <text:p>0.1327623126338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248175180307955" calcext:value-type="float">
            <text:p>0.248175180307955</text:p>
          </table:table-cell>
          <table:table-cell office:value-type="float" office:value="1" calcext:value-type="float">
            <text:p>1</text:p>
          </table:table-cell>
          <table:table-cell office:value-type="float" office:value="0.141666666666667" calcext:value-type="float">
            <text:p>0.141666666666667</text:p>
          </table:table-cell>
          <table:table-cell/>
          <table:table-cell office:value-type="float" office:value="0.2370370349476" calcext:value-type="float">
            <text:p>0.2370370349476</text:p>
          </table:table-cell>
          <table:table-cell office:value-type="float" office:value="1" calcext:value-type="float">
            <text:p>1</text:p>
          </table:table-cell>
          <table:table-cell office:value-type="float" office:value="0.134453781512605" calcext:value-type="float">
            <text:p>0.134453781512605</text:p>
          </table:table-cell>
          <table:table-cell/>
          <table:table-cell office:value-type="float" office:value="0.279569890068216" calcext:value-type="float">
            <text:p>0.279569890068216</text:p>
          </table:table-cell>
          <table:table-cell office:value-type="float" office:value="1" calcext:value-type="float">
            <text:p>1</text:p>
          </table:table-cell>
          <table:table-cell office:value-type="float" office:value="0.1625" calcext:value-type="float">
            <text:p>0.16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L_Net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180631119140287" calcext:value-type="float">
            <text:p>0.180631119140287</text:p>
          </table:table-cell>
          <table:table-cell office:value-type="float" office:value="1" calcext:value-type="float">
            <text:p>1</text:p>
          </table:table-cell>
          <table:table-cell office:value-type="float" office:value="0.0992822966507177" calcext:value-type="float">
            <text:p>0.099282296650718</text:p>
          </table:table-cell>
          <table:table-cell/>
          <table:table-cell office:value-type="float" office:value="0.170119954750984" calcext:value-type="float">
            <text:p>0.170119954750984</text:p>
          </table:table-cell>
          <table:table-cell office:value-type="float" office:value="0.951219512195122" calcext:value-type="float">
            <text:p>0.951219512195122</text:p>
          </table:table-cell>
          <table:table-cell office:value-type="float" office:value="0.0934131736526946" calcext:value-type="float">
            <text:p>0.093413173652695</text:p>
          </table:table-cell>
          <table:table-cell/>
          <table:table-cell office:value-type="float" office:value="0.263940518155015" calcext:value-type="float">
            <text:p>0.263940518155015</text:p>
          </table:table-cell>
          <table:table-cell office:value-type="float" office:value="1" calcext:value-type="float">
            <text:p>1</text:p>
          </table:table-cell>
          <table:table-cell office:value-type="float" office:value="0.15203426124197" calcext:value-type="float">
            <text:p>0.1520342612419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344827583353151" calcext:value-type="float">
            <text:p>0.344827583353151</text:p>
          </table:table-cell>
          <table:table-cell office:value-type="float" office:value="1" calcext:value-type="float">
            <text:p>1</text:p>
          </table:table-cell>
          <table:table-cell office:value-type="float" office:value="0.208333333333333" calcext:value-type="float">
            <text:p>0.208333333333333</text:p>
          </table:table-cell>
          <table:table-cell/>
          <table:table-cell office:value-type="float" office:value="0.321678318885031" calcext:value-type="float">
            <text:p>0.321678318885031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19327731092437" calcext:value-type="float">
            <text:p>0.19327731092437</text:p>
          </table:table-cell>
          <table:table-cell/>
          <table:table-cell office:value-type="float" office:value="0.38383838073666" calcext:value-type="float">
            <text:p>0.38383838073666</text:p>
          </table:table-cell>
          <table:table-cell office:value-type="float" office:value="1" calcext:value-type="float">
            <text:p>1</text:p>
          </table:table-cell>
          <table:table-cell office:value-type="float" office:value="0.2375" calcext:value-type="float">
            <text:p>0.23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PT2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162637361143244" calcext:value-type="float">
            <text:p>0.162637361143244</text:p>
          </table:table-cell>
          <table:table-cell office:value-type="float" office:value="1" calcext:value-type="float">
            <text:p>1</text:p>
          </table:table-cell>
          <table:table-cell office:value-type="float" office:value="0.0885167464114833" calcext:value-type="float">
            <text:p>0.088516746411483</text:p>
          </table:table-cell>
          <table:table-cell/>
          <table:table-cell office:value-type="float" office:value="0.154185020547774" calcext:value-type="float">
            <text:p>0.154185020547774</text:p>
          </table:table-cell>
          <table:table-cell office:value-type="float" office:value="0.958904109589041" calcext:value-type="float">
            <text:p>0.958904109589041</text:p>
          </table:table-cell>
          <table:table-cell office:value-type="float" office:value="0.0838323353293413" calcext:value-type="float">
            <text:p>0.083832335329341</text:p>
          </table:table-cell>
          <table:table-cell/>
          <table:table-cell office:value-type="float" office:value="0.220952378986957" calcext:value-type="float">
            <text:p>0.220952378986957</text:p>
          </table:table-cell>
          <table:table-cell office:value-type="float" office:value="1" calcext:value-type="float">
            <text:p>1</text:p>
          </table:table-cell>
          <table:table-cell office:value-type="float" office:value="0.124197002141328" calcext:value-type="float">
            <text:p>0.1241970021413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248175180307955" calcext:value-type="float">
            <text:p>0.248175180307955</text:p>
          </table:table-cell>
          <table:table-cell office:value-type="float" office:value="1" calcext:value-type="float">
            <text:p>1</text:p>
          </table:table-cell>
          <table:table-cell office:value-type="float" office:value="0.141666666666667" calcext:value-type="float">
            <text:p>0.141666666666667</text:p>
          </table:table-cell>
          <table:table-cell/>
          <table:table-cell office:value-type="float" office:value="0.2370370349476" calcext:value-type="float">
            <text:p>0.2370370349476</text:p>
          </table:table-cell>
          <table:table-cell office:value-type="float" office:value="1" calcext:value-type="float">
            <text:p>1</text:p>
          </table:table-cell>
          <table:table-cell office:value-type="float" office:value="0.134453781512605" calcext:value-type="float">
            <text:p>0.134453781512605</text:p>
          </table:table-cell>
          <table:table-cell/>
          <table:table-cell office:value-type="float" office:value="0.279569890068216" calcext:value-type="float">
            <text:p>0.279569890068216</text:p>
          </table:table-cell>
          <table:table-cell office:value-type="float" office:value="1" calcext:value-type="float">
            <text:p>1</text:p>
          </table:table-cell>
          <table:table-cell office:value-type="float" office:value="0.1625" calcext:value-type="float">
            <text:p>0.16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0.0736478703855734" calcext:value-type="float">
            <text:p>0.073647870385574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382775119617225" calcext:value-type="float">
            <text:p>0.038277511961723</text:p>
          </table:table-cell>
          <table:table-cell/>
          <table:table-cell office:value-type="float" office:value="0.0645905413882603" calcext:value-type="float">
            <text:p>0.064590541388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0335329341317365" calcext:value-type="float">
            <text:p>0.033532934131737</text:p>
          </table:table-cell>
          <table:table-cell/>
          <table:table-cell office:value-type="float" office:value="0.101419877297006" calcext:value-type="float">
            <text:p>0.101419877297006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0.0535331905781585" calcext:value-type="float">
            <text:p>0.05353319057815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.468354426726486" calcext:value-type="float">
            <text:p>0.468354426726486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308333333333333" calcext:value-type="float">
            <text:p>0.308333333333333</text:p>
          </table:table-cell>
          <table:table-cell/>
          <table:table-cell office:value-type="float" office:value="0.358974355355851" calcext:value-type="float">
            <text:p>0.358974355355851</text:p>
          </table:table-cell>
          <table:table-cell office:value-type="float" office:value="0.756756756756757" calcext:value-type="float">
            <text:p>0.756756756756757</text:p>
          </table:table-cell>
          <table:table-cell office:value-type="float" office:value="0.235294117647059" calcext:value-type="float">
            <text:p>0.235294117647059</text:p>
          </table:table-cell>
          <table:table-cell/>
          <table:table-cell office:value-type="float" office:value="0.527272723305785" calcext:value-type="float">
            <text:p>0.52727272330578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3625" calcext:value-type="float">
            <text:p>0.3625</text:p>
          </table:table-cell>
          <table:table-cell table:number-columns-repeated="1012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1T16:48:14.878000000</dc:date>
    <meta:editing-duration>PT9M58S</meta:editing-duration>
    <meta:editing-cycles>1</meta:editing-cycles>
    <meta:document-statistic meta:table-count="3" meta:cell-count="286" meta:object-count="0"/>
    <meta:generator>Cool_Office/6.3.5.2$Windows_x86 LibreOffice_project/</meta:generator>
  </office:meta>
</office:document-meta>
</file>